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49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74pt solid #000000" fo:border-right="none" fo:border-top="0.74pt solid #000000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cccccc" fo:border-left="0.74pt solid #000000" fo:border-right="none" fo:border-top="none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4">
            <text:p>Mannschaftswettbewerb Informatik 2023 – Schülerbogen</text:p>
            <text:p/>
            <text:p>Name der Schule: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>
            <text:p>Schule</text:p>
          </table:table-cell>
          <table:table-cell table:style-name="ce2" office:value-type="string" calcext:value-type="string">
            <text:p>Platz</text:p>
          </table:table-cell>
          <table:table-cell table:style-name="ce10" table:number-columns-spanned="9" table:number-rows-spanned="12"/>
          <table:covered-table-cell table:number-columns-repeated="8" table:style-name="ce10"/>
          <table:table-cell table:style-name="ce10" table:number-columns-repeated="1013"/>
        </table:table-row>
        <table:table-row table:style-name="ro2">
          <table:table-cell table:style-name="ce3" office:value-type="string" calcext:value-type="string">
            <text:p>Heinrich-Hertz-Gymnasium Berlin</text:p>
          </table:table-cell>
          <table:table-cell table:style-name="ce7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Carl-Friedrich-Gauß-Gymnasium aus Frankfurt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Werner-von-Siemens-Gymnasium aus Magdeburg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Manos Dresden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Goetheschule Ilmenau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Wilhelm-Ostwald-Schule, Gymnasium Leipzig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Carl-Zeiss-Gymnasiums Jena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Landesgymnasium Sankt Afra, Meißen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 office:value-type="string" calcext:value-type="string">
            <text:p>Werner-Heisenberg-Gymnasium Riesa</text:p>
          </table:table-cell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4" office:value-type="string" calcext:value-type="string">
            <text:p>Albert-Schweitzer-Gymnasium Erfurt</text:p>
          </table:table-cell>
          <table:table-cell table:style-name="ce8"/>
          <table:covered-table-cell table:number-columns-repeated="9" table:style-name="ce10"/>
          <table:table-cell table:style-name="ce10" table:number-columns-repeated="1013"/>
        </table:table-row>
        <table:table-row table:style-name="ro2">
          <table:table-cell table:style-name="ce5"/>
          <table:table-cell table:style-name="ce9"/>
          <table:covered-table-cell table:number-columns-repeated="9" table:style-name="ce10"/>
          <table:table-cell table:style-name="ce10"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50">
            <text:p>Notizen: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00:21.991685830</meta:creation-date>
    <dc:date>2023-11-28T13:22:58.487046460</dc:date>
    <meta:editing-duration>PT2M15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